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5"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7"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19"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1"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2"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3"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5"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6"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7"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8"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2"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3"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50"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51"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52"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53"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54"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56"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60"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61"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62"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63"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64"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78"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79"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80"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81"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82"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92"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93"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109"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110" style:family="paragraph" style:parent-style-name="Standard">
      <style:text-properties fo:font-size="11pt" fo:font-style="italic" style:text-underline-style="solid" style:text-underline-width="auto" style:text-underline-color="font-color" fo:font-weight="bold" officeooo:rsid="01048764" officeooo:paragraph-rsid="01048764" style:font-size-asian="9.60000038146973pt" style:font-style-asian="italic" style:font-weight-asian="bold" style:font-size-complex="11pt" style:font-style-complex="italic" style:font-weight-complex="bold"/>
    </style:style>
    <style:style style:name="P111"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112"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113"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114"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115"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officeooo:rsid="00293f04"/>
    </style:style>
    <style:style style:name="T22" style:family="text">
      <style:text-properties officeooo:rsid="002a6030"/>
    </style:style>
    <style:style style:name="T23" style:family="text">
      <style:text-properties officeooo:rsid="002d9338"/>
    </style:style>
    <style:style style:name="T24" style:family="text">
      <style:text-properties officeooo:rsid="002f4087"/>
    </style:style>
    <style:style style:name="T25" style:family="text">
      <style:text-properties fo:font-style="normal" style:font-style-asian="normal" style:font-style-complex="normal"/>
    </style:style>
    <style:style style:name="T26" style:family="text">
      <style:text-properties fo:font-style="normal" officeooo:rsid="003405e4" style:font-style-asian="normal" style:font-style-complex="normal"/>
    </style:style>
    <style:style style:name="T27" style:family="text">
      <style:text-properties fo:font-style="normal" officeooo:rsid="003511ba" style:font-style-asian="normal" style:font-style-complex="normal"/>
    </style:style>
    <style:style style:name="T28" style:family="text">
      <style:text-properties fo:font-style="normal" officeooo:rsid="003aa516" style:font-style-asian="normal" style:font-style-complex="normal"/>
    </style:style>
    <style:style style:name="T29" style:family="text">
      <style:text-properties fo:font-style="normal" officeooo:rsid="005081ee" style:font-style-asian="normal" style:font-style-complex="normal"/>
    </style:style>
    <style:style style:name="T30" style:family="text">
      <style:text-properties fo:font-style="normal" officeooo:rsid="00519082" style:font-style-asian="normal" style:font-style-complex="normal"/>
    </style:style>
    <style:style style:name="T31" style:family="text">
      <style:text-properties fo:font-style="normal" officeooo:rsid="005299eb" style:font-style-asian="normal" style:font-style-complex="normal"/>
    </style:style>
    <style:style style:name="T32" style:family="text">
      <style:text-properties fo:font-style="normal" officeooo:rsid="00566c5e" style:font-style-asian="normal" style:font-style-complex="normal"/>
    </style:style>
    <style:style style:name="T33" style:family="text">
      <style:text-properties fo:font-style="normal" officeooo:rsid="005862d9" style:font-style-asian="normal" style:font-style-complex="normal"/>
    </style:style>
    <style:style style:name="T34" style:family="text">
      <style:text-properties fo:font-style="normal" officeooo:rsid="00596262" style:font-style-asian="normal" style:font-style-complex="normal"/>
    </style:style>
    <style:style style:name="T35" style:family="text">
      <style:text-properties fo:font-style="normal" officeooo:rsid="005ae347" style:font-style-asian="normal" style:font-style-complex="normal"/>
    </style:style>
    <style:style style:name="T36" style:family="text">
      <style:text-properties fo:font-style="normal" officeooo:rsid="005b41bd" style:font-style-asian="normal" style:font-style-complex="normal"/>
    </style:style>
    <style:style style:name="T37" style:family="text">
      <style:text-properties fo:font-style="normal" officeooo:rsid="005d3b7a" style:font-style-asian="normal" style:font-style-complex="normal"/>
    </style:style>
    <style:style style:name="T38" style:family="text">
      <style:text-properties fo:font-style="normal" officeooo:rsid="00720842" style:font-style-asian="normal" style:font-style-complex="normal"/>
    </style:style>
    <style:style style:name="T39" style:family="text">
      <style:text-properties fo:font-style="normal" officeooo:rsid="007b065a" style:font-style-asian="normal" style:font-style-complex="normal"/>
    </style:style>
    <style:style style:name="T40" style:family="text">
      <style:text-properties fo:font-style="normal" officeooo:rsid="00ad976b" style:font-style-asian="normal" style:font-style-complex="normal"/>
    </style:style>
    <style:style style:name="T41" style:family="text">
      <style:text-properties fo:font-style="normal" officeooo:rsid="00afbdb0" style:font-style-asian="normal" style:font-style-complex="normal"/>
    </style:style>
    <style:style style:name="T42" style:family="text">
      <style:text-properties fo:font-style="normal" officeooo:rsid="00b0a788" style:font-style-asian="normal" style:font-style-complex="normal"/>
    </style:style>
    <style:style style:name="T43" style:family="text">
      <style:text-properties fo:font-style="normal" officeooo:rsid="00b9a718" style:font-style-asian="normal" style:font-style-complex="normal"/>
    </style:style>
    <style:style style:name="T44" style:family="text">
      <style:text-properties fo:font-style="normal" officeooo:rsid="00be85db" style:font-style-asian="normal" style:font-style-complex="normal"/>
    </style:style>
    <style:style style:name="T45" style:family="text">
      <style:text-properties fo:font-style="normal" officeooo:rsid="00bf9087" style:font-style-asian="normal" style:font-style-complex="normal"/>
    </style:style>
    <style:style style:name="T46" style:family="text">
      <style:text-properties fo:font-style="normal" officeooo:rsid="00c2952f" style:font-style-asian="normal" style:font-style-complex="normal"/>
    </style:style>
    <style:style style:name="T47" style:family="text">
      <style:text-properties fo:font-style="normal" officeooo:rsid="00c33f3a" style:font-style-asian="normal" style:font-style-complex="normal"/>
    </style:style>
    <style:style style:name="T48" style:family="text">
      <style:text-properties fo:font-style="normal" officeooo:rsid="00c4d154" style:font-style-asian="normal" style:font-style-complex="normal"/>
    </style:style>
    <style:style style:name="T49" style:family="text">
      <style:text-properties fo:font-style="normal" officeooo:rsid="00cae683" style:font-style-asian="normal" style:font-style-complex="normal"/>
    </style:style>
    <style:style style:name="T50" style:family="text">
      <style:text-properties fo:font-style="normal" officeooo:rsid="00ccd299" style:font-style-asian="normal" style:font-style-complex="normal"/>
    </style:style>
    <style:style style:name="T51" style:family="text">
      <style:text-properties fo:font-style="normal" officeooo:rsid="00cef466" style:font-style-asian="normal" style:font-style-complex="normal"/>
    </style:style>
    <style:style style:name="T52" style:family="text">
      <style:text-properties fo:font-style="normal" officeooo:rsid="00cefeff" style:font-style-asian="normal" style:font-style-complex="normal"/>
    </style:style>
    <style:style style:name="T53" style:family="text">
      <style:text-properties fo:font-style="normal" officeooo:rsid="00cf8742" style:font-style-asian="normal" style:font-style-complex="normal"/>
    </style:style>
    <style:style style:name="T54" style:family="text">
      <style:text-properties fo:font-style="normal" officeooo:rsid="00cfc37e" style:font-style-asian="normal" style:font-style-complex="normal"/>
    </style:style>
    <style:style style:name="T55" style:family="text">
      <style:text-properties fo:font-style="normal" officeooo:rsid="00cff042" style:font-style-asian="normal" style:font-style-complex="normal"/>
    </style:style>
    <style:style style:name="T56" style:family="text">
      <style:text-properties fo:font-style="normal" officeooo:rsid="00d178f5" style:font-style-asian="normal" style:font-style-complex="normal"/>
    </style:style>
    <style:style style:name="T57" style:family="text">
      <style:text-properties fo:font-style="normal" officeooo:rsid="00d2b2cf" style:font-style-asian="normal" style:font-style-complex="normal"/>
    </style:style>
    <style:style style:name="T58" style:family="text">
      <style:text-properties fo:font-style="normal" officeooo:rsid="00d2eb99" style:font-style-asian="normal" style:font-style-complex="normal"/>
    </style:style>
    <style:style style:name="T59" style:family="text">
      <style:text-properties fo:font-style="normal" officeooo:rsid="00d38c95" style:font-style-asian="normal" style:font-style-complex="normal"/>
    </style:style>
    <style:style style:name="T60" style:family="text">
      <style:text-properties fo:font-style="normal" officeooo:rsid="00ec2cc3" style:font-style-asian="normal" style:font-style-complex="normal"/>
    </style:style>
    <style:style style:name="T61" style:family="text">
      <style:text-properties fo:font-style="normal" officeooo:rsid="00ee0b33"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31b15a" style:font-style-asian="normal" style:font-weight-asian="normal" style:font-style-complex="normal" style:font-weight-complex="normal"/>
    </style:style>
    <style:style style:name="T64" style:family="text">
      <style:text-properties fo:font-style="normal" fo:font-weight="normal" officeooo:rsid="00333379" style:font-style-asian="normal" style:font-weight-asian="normal" style:font-style-complex="normal" style:font-weight-complex="normal"/>
    </style:style>
    <style:style style:name="T65" style:family="text">
      <style:text-properties fo:font-style="normal" fo:font-weight="normal" officeooo:rsid="003e3d5a"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font-style="normal" style:text-underline-style="none" officeooo:rsid="00f85ea6" style:font-style-asian="normal" style:font-style-complex="normal"/>
    </style:style>
    <style:style style:name="T68" style:family="text">
      <style:text-properties fo:font-style="normal" style:text-underline-style="none" officeooo:rsid="00f869a8" style:font-style-asian="normal" style:font-style-complex="normal"/>
    </style:style>
    <style:style style:name="T69" style:family="text">
      <style:text-properties fo:font-style="normal" style:text-underline-style="none" officeooo:rsid="00f8ce92" style:font-style-asian="normal" style:font-style-complex="normal"/>
    </style:style>
    <style:style style:name="T70" style:family="text">
      <style:text-properties fo:font-style="normal" style:text-underline-style="none" officeooo:rsid="00fb6b40" style:font-style-asian="normal" style:font-style-complex="normal"/>
    </style:style>
    <style:style style:name="T71" style:family="text">
      <style:text-properties fo:font-style="normal" style:text-underline-style="none" officeooo:rsid="00fc18ac" style:font-style-asian="normal" style:font-style-complex="normal"/>
    </style:style>
    <style:style style:name="T72" style:family="text">
      <style:text-properties fo:font-style="normal" style:text-underline-style="none" officeooo:rsid="00fc9da5" style:font-style-asian="normal" style:font-style-complex="normal"/>
    </style:style>
    <style:style style:name="T73" style:family="text">
      <style:text-properties fo:font-style="normal" style:text-underline-style="none" officeooo:rsid="00fd3714" style:font-style-asian="normal" style:font-style-complex="normal"/>
    </style:style>
    <style:style style:name="T74" style:family="text">
      <style:text-properties fo:font-style="normal" style:text-underline-style="none" officeooo:rsid="00fe492f" style:font-style-asian="normal" style:font-style-complex="normal"/>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1048764" style:font-style-asian="normal" style:font-weight-asian="normal" style:font-style-complex="normal" style:font-weight-complex="normal"/>
    </style:style>
    <style:style style:name="T77" style:family="text">
      <style:text-properties fo:font-style="normal" style:text-underline-style="none" fo:font-weight="normal" officeooo:rsid="0106b500" style:font-style-asian="normal" style:font-weight-asian="normal" style:font-style-complex="normal" style:font-weight-complex="normal"/>
    </style:style>
    <style:style style:name="T78" style:family="text">
      <style:text-properties fo:font-style="normal" style:text-underline-style="none" fo:font-weight="normal" officeooo:rsid="01070fdb" style:font-style-asian="normal" style:font-weight-asian="normal" style:font-style-complex="normal" style:font-weight-complex="normal"/>
    </style:style>
    <style:style style:name="T79" style:family="text">
      <style:text-properties fo:font-style="normal" style:text-underline-style="none" fo:font-weight="normal" officeooo:rsid="00ad180f" style:font-style-asian="normal" style:font-weight-asian="normal" style:font-style-complex="normal" style:font-weight-complex="normal"/>
    </style:style>
    <style:style style:name="T80" style:family="text">
      <style:text-properties fo:font-style="normal" style:text-underline-style="none" fo:font-weight="normal" officeooo:rsid="0109a3a5" style:font-style-asian="normal" style:font-weight-asian="normal" style:font-style-complex="normal" style:font-weight-complex="normal"/>
    </style:style>
    <style:style style:name="T81" style:family="text">
      <style:text-properties fo:font-style="normal" style:text-underline-style="none" fo:font-weight="normal" officeooo:rsid="0109cf97" style:font-style-asian="normal" style:font-weight-asian="normal" style:font-style-complex="normal" style:font-weight-complex="normal"/>
    </style:style>
    <style:style style:name="T82" style:family="text">
      <style:text-properties fo:font-style="normal" style:text-underline-style="none" fo:font-weight="normal" officeooo:rsid="010a403d" style:font-style-asian="normal" style:font-weight-asian="normal" style:font-style-complex="normal" style:font-weight-complex="normal"/>
    </style:style>
    <style:style style:name="T83" style:family="text">
      <style:text-properties fo:font-style="normal" style:text-underline-style="none" fo:font-weight="normal" officeooo:rsid="010ca9ca" style:font-style-asian="normal" style:font-weight-asian="normal" style:font-style-complex="normal" style:font-weight-complex="normal"/>
    </style:style>
    <style:style style:name="T84" style:family="text">
      <style:text-properties fo:font-style="normal" style:text-underline-style="none" fo:font-weight="normal" officeooo:rsid="010ea7df" style:font-style-asian="normal" style:font-weight-asian="normal" style:font-style-complex="normal" style:font-weight-complex="normal"/>
    </style:style>
    <style:style style:name="T85" style:family="text">
      <style:text-properties fo:font-style="normal" style:text-underline-style="none" fo:font-weight="normal" officeooo:rsid="01110e19" style:font-style-asian="normal" style:font-weight-asian="normal" style:font-style-complex="normal" style:font-weight-complex="normal"/>
    </style:style>
    <style:style style:name="T86" style:family="text">
      <style:text-properties officeooo:rsid="00361fcf"/>
    </style:style>
    <style:style style:name="T87" style:family="text">
      <style:text-properties officeooo:rsid="003705ad"/>
    </style:style>
    <style:style style:name="T88" style:family="text">
      <style:text-properties officeooo:rsid="00377215"/>
    </style:style>
    <style:style style:name="T89" style:family="text">
      <style:text-properties officeooo:rsid="003e3d5a"/>
    </style:style>
    <style:style style:name="T90" style:family="text">
      <style:text-properties officeooo:rsid="003e5804"/>
    </style:style>
    <style:style style:name="T91" style:family="text">
      <style:text-properties officeooo:rsid="004272aa"/>
    </style:style>
    <style:style style:name="T92" style:family="text">
      <style:text-properties officeooo:rsid="004370cd"/>
    </style:style>
    <style:style style:name="T93" style:family="text">
      <style:text-properties officeooo:rsid="0044dcaf"/>
    </style:style>
    <style:style style:name="T94" style:family="text">
      <style:text-properties officeooo:rsid="00455d61"/>
    </style:style>
    <style:style style:name="T95" style:family="text">
      <style:text-properties officeooo:rsid="004aa00e"/>
    </style:style>
    <style:style style:name="T96" style:family="text">
      <style:text-properties officeooo:rsid="004f395a"/>
    </style:style>
    <style:style style:name="T97" style:family="text">
      <style:text-properties officeooo:rsid="00615b80"/>
    </style:style>
    <style:style style:name="T98" style:family="text">
      <style:text-properties officeooo:rsid="0063ecbb"/>
    </style:style>
    <style:style style:name="T99" style:family="text">
      <style:text-properties officeooo:rsid="0065f356"/>
    </style:style>
    <style:style style:name="T100" style:family="text">
      <style:text-properties officeooo:rsid="0066c4f9"/>
    </style:style>
    <style:style style:name="T101" style:family="text">
      <style:text-properties officeooo:rsid="006e8b7c"/>
    </style:style>
    <style:style style:name="T102" style:family="text">
      <style:text-properties officeooo:rsid="00702d92"/>
    </style:style>
    <style:style style:name="T103" style:family="text">
      <style:text-properties officeooo:rsid="00712456"/>
    </style:style>
    <style:style style:name="T104" style:family="text">
      <style:text-properties officeooo:rsid="00747981"/>
    </style:style>
    <style:style style:name="T105" style:family="text">
      <style:text-properties officeooo:rsid="0081f9d3"/>
    </style:style>
    <style:style style:name="T106" style:family="text">
      <style:text-properties officeooo:rsid="008292ba"/>
    </style:style>
    <style:style style:name="T107" style:family="text">
      <style:text-properties officeooo:rsid="0091fd8d"/>
    </style:style>
    <style:style style:name="T108" style:family="text">
      <style:text-properties officeooo:rsid="009eb4ee"/>
    </style:style>
    <style:style style:name="T109" style:family="text">
      <style:text-properties officeooo:rsid="009ff1a0"/>
    </style:style>
    <style:style style:name="T110" style:family="text">
      <style:text-properties officeooo:rsid="00a03a2f"/>
    </style:style>
    <style:style style:name="T111" style:family="text">
      <style:text-properties officeooo:rsid="00d4a454"/>
    </style:style>
    <style:style style:name="T112" style:family="text">
      <style:text-properties officeooo:rsid="00d5bdfa"/>
    </style:style>
    <style:style style:name="T113" style:family="text">
      <style:text-properties officeooo:rsid="00d8a116"/>
    </style:style>
    <style:style style:name="T114" style:family="text">
      <style:text-properties officeooo:rsid="00e4d382"/>
    </style:style>
    <style:style style:name="T115" style:family="text">
      <style:text-properties officeooo:rsid="00e73710"/>
    </style:style>
    <style:style style:name="T116" style:family="text">
      <style:text-properties officeooo:rsid="00e79700"/>
    </style:style>
    <style:style style:name="T117" style:family="text">
      <style:text-properties officeooo:rsid="00e828f9"/>
    </style:style>
    <style:style style:name="T118" style:family="text">
      <style:text-properties officeooo:rsid="00e91924"/>
    </style:style>
    <style:style style:name="T119" style:family="text">
      <style:text-properties officeooo:rsid="00e95fc5"/>
    </style:style>
    <style:style style:name="T120" style:family="text">
      <style:text-properties officeooo:rsid="00ea15b0"/>
    </style:style>
    <style:style style:name="T121" style:family="text">
      <style:text-properties officeooo:rsid="00efa0e0"/>
    </style:style>
    <style:style style:name="T122" style:family="text">
      <style:text-properties style:text-underline-style="none" fo:font-weight="normal" officeooo:rsid="01070fdb"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23">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3"/>
      <text:p text:style-name="P24">If we take a step back and look at 3D printing as a whole, we can notice <text:span text:style-name="T101">it is</text:span> composed of several <text:span text:style-name="T99">key</text:span> parts. The first is the printing surface. Whether it be a heated aluminum sheet or a glass pane covered in tape, the plastic needs a surface to begin printing on. <text:span text:style-name="T100">This surface</text:span> is commonly referred to as the printing bed. <text:span text:style-name="T98">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0"/>
      <text:p text:style-name="P26">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9"/>
      <text:p text:style-name="P14">Afterwards, the model is typically <text:span text:style-name="T21">exported as an STL file before being converted</text:span> <text:span text:style-name="T22">into</text:span> <text:span text:style-name="T21">G-</text:span>code, <text:span text:style-name="T22">which is</text:span> fed directly to the printer. Before the printing can begin, <text:span text:style-name="T22">th</text:span>ere are many decisions <text:span text:style-name="T22">that need to be</text:span> made, such as what material will be used, the resolution of the print, fill density, whether to use a heat bed, what temperature to use in order to avoid print deformations, <text:span text:style-name="T24">etc</text:span>. <text:span text:style-name="T22">T</text:span>he printer <text:span text:style-name="T22">also </text:span>needs to be properly prepared and calibrated <text:span text:style-name="T23">to achieve a successful print.</text:span></text:p>
      <text:p text:style-name="P13"/>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25">In all, the process is long and differs between different printers. Many things can be automated, calibration for instance, however this raises the price of these machines and make them more inaccessible to the public. </text:p>
      <text:p text:style-name="P25"/>
      <text:p text:style-name="P25"><text:span text:style-name="T102">The reason printers have become so popular and accessible is because of how many of them are open-sourced. </text:span>The aim of <text:span text:style-name="T103">many of these </text:span>project<text:span text:style-name="T103">s</text:span> is to create a reliable and friendly printer that can be used as a learning tool.</text:p>
      <text:p text:style-name="P22"/>
      <text:p text:style-name="P8">Types of 3D Printers</text:p>
      <text:p text:style-name="P30">Stereolithography (SLA)</text:p>
      <text:p text:style-name="P27"><text:span text:style-name="T62">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3">T</text:span><text:span text:style-name="T64">his technology is rarely used to produce final products, but rather to rapidly prototype and visualise designs.</text:span></text:p>
      <text:p text:style-name="P54"/>
      <text:p text:style-name="P28">Digital Light Processing (DLP)</text:p>
      <text:p text:style-name="P28"><text:span text:style-name="T25">This process is very similar to SLA printing. DLP printers </text:span><text:span text:style-name="T38">dispose</text:span><text:span text:style-name="T25"> of the laser and use more conventional sources of light, most commonly projectors. This light shines on a vat of liquid plastic resin which hardens quickly when in contact with large amounts of light. </text:span><text:span text:style-name="T26">The object is created layer by layer exactly like the SLA method.</text:span><text:span text:style-name="T27"> </text:span><text:span text:style-name="T28">The advantage it has over SLA printing is that it is much faster. Unlike the SLA printer where the laser slowly creates a layer of plastic, the DLP printer creates an entire layer at once.</text:span></text:p>
      <text:p text:style-name="P55"><text:tab/></text:p>
      <text:p text:style-name="P55"><text:tab/>Pros:<text:tab/>Very high quality prints</text:p>
      <text:p text:style-name="P27"><text:span text:style-name="T63"><text:tab/><text:tab/></text:span><text:span text:style-name="T65">Capable of making small parts</text:span></text:p>
      <text:p text:style-name="P55"/>
      <text:p text:style-name="P55"><text:tab/>Cons:<text:tab/>The resin is expensive</text:p>
      <text:p text:style-name="P55"><text:tab/><text:tab/>The finished product maybe brittle and breaksdown under UV light</text:p>
      <text:p text:style-name="P27"><text:soft-page-break/><text:span text:style-name="T63"><text:tab/><text:tab/></text:span><text:span text:style-name="T65">Takes a long time to print</text:span></text:p>
      <text:p text:style-name="P56"/>
      <text:p text:style-name="P29">Fused Deposition Modelin<text:span text:style-name="T86">g</text:span> (FDM)</text:p>
      <text:p text:style-name="P53">This process takes advantage of thermoplastics. Objects are buil<text:span text:style-name="T104">t</text:span> from the bottom up by heating a thermoplastic filament <text:span text:style-name="T87">to its melting point</text:span> and extruding <text:span text:style-name="T87">it layer by layer</text:span>. <text:span text:style-name="T88">This has many advantages over its counterparts, it allows for printing of more materials in one build, the plastics have better chemical and physical properties and the filament is much cheaper than vats of resin.</text:span></text:p>
      <text:p text:style-name="P53"/>
      <text:p text:style-name="P53"><text:tab/><text:span text:style-name="T89">Pros:<text:tab/>Can make low resolution parts faster and stronger</text:span></text:p>
      <text:p text:style-name="P53"><text:tab/><text:tab/><text:span text:style-name="T89">Low cost plastic filament</text:span></text:p>
      <text:p text:style-name="P53"><text:tab/><text:tab/><text:span text:style-name="T90">Higher quality plastics</text:span></text:p>
      <text:p text:style-name="P53"><text:tab/><text:tab/><text:span text:style-name="T92">Capable of printing many materials at once</text:span></text:p>
      <text:p text:style-name="P53"/>
      <text:p text:style-name="P53"><text:tab/><text:span text:style-name="T91">Cons:<text:tab/>Lower quality prints</text:span></text:p>
      <text:p text:style-name="P53"><text:tab/><text:tab/></text:p>
      <text:p text:style-name="P53"/>
      <text:p text:style-name="P53"/>
      <text:p text:style-name="P57">There are many more methods and processes, each more advanced than the last. However, the two leading technologies are DLP and FDM printing.</text:p>
      <text:p text:style-name="P53"/>
      <text:p text:style-name="P63">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63"/>
      <text:p text:style-name="P79">Variations of FDM Printers</text:p>
      <text:p text:style-name="P64">With FDM printing, a plastic is heated to its melting point and extruded in a specific pattern. In order to achieve a pattern, a mechanical machine is required to draw it with the plastic. <text:span text:style-name="T96">This mechanism has to be able to move in 3 dimensional space to produce the 3D structure. There are many schools of thought to achieve this. The two leading ones are Delta and Cartesian printers.</text:span></text:p>
      <text:p text:style-name="P64"/>
      <text:p text:style-name="P33">Delta Printer</text:p>
      <text:p text:style-name="P33"><text:span text:style-name="T25">These printers typically have three vertical axises,</text:span><text:span text:style-name="T29"> each axis </text:span><text:span text:style-name="T25">allow</text:span><text:span text:style-name="T29">s</text:span><text:span text:style-name="T25"> the up and down movement of a rod. </text:span><text:span text:style-name="T29">A</text:span><text:span text:style-name="T25">ll three rods connect in the center </text:span><text:span text:style-name="T29">where the</text:span><text:span text:style-name="T25"> extruder </text:span><text:span text:style-name="T29">is located</text:span><text:span text:style-name="T25">. </text:span><text:span text:style-name="T29">To calculate the position of the printer head, </text:span><text:span text:style-name="T30">the use of</text:span><text:span text:style-name="T29"> trigonometr</text:span><text:span text:style-name="T30">ic functions</text:span><text:span text:style-name="T29"> </text:span><text:span text:style-name="T30">are</text:span><text:span text:style-name="T29"> necessary. </text:span></text:p>
      <text:p text:style-name="P65"/>
      <text:p text:style-name="P33"><text:span text:style-name="T29"><text:tab/></text:span><text:span text:style-name="T31">Pros:<text:tab/>Very fast movements</text:span></text:p>
      <text:p text:style-name="P66"><text:tab/><text:tab/>Large printing volume</text:p>
      <text:p text:style-name="P66"><text:tab/><text:tab/>Small footprint</text:p>
      <text:p text:style-name="P66"/>
      <text:p text:style-name="P67"><text:tab/>Cons:<text:tab/>Complex to build, maintain and calibrate</text:p>
      <text:p text:style-name="P34"><text:span text:style-name="T31"><text:tab/><text:tab/></text:span><text:span text:style-name="T32">Experience extruder problems as the motor is separated from the printer nozzle</text:span></text:p>
      <text:p text:style-name="P68"/>
      <text:p text:style-name="P37">Cartesian Printer</text:p>
      <text:p text:style-name="P35"><text:span text:style-name="T33">The reason these are so popular is because they are simple. They have three axises, each moves in either the x, y or z direction. Therefore the position of the extruder is already directly </text:span><text:span text:style-name="T35">accessible</text:span><text:span text:style-name="T33">, as apposed to the delta printer where extra calculations are necessary. </text:span><text:span text:style-name="T34">To further categorize the Cartesian printer, we can divide them into</text:span><text:span text:style-name="T33"> printers </text:span><text:span text:style-name="T34">where the</text:span><text:span text:style-name="T33"> bed </text:span><text:span text:style-name="T34">does </text:span><text:span text:style-name="T33">the x motion and the extruder does the y and z </text:span><text:span text:style-name="T35">motions </text:span><text:span text:style-name="T33">or the bed </text:span><text:span text:style-name="T35">does</text:span><text:span text:style-name="T33"> the z </text:span><text:span text:style-name="T35">motion</text:span><text:span text:style-name="T33"> and the extruder moves in the x and y </text:span><text:span text:style-name="T35">directions. </text:span><text:span text:style-name="T36">These types of mechanisms are also commonly seen in CNC mills and even 2D printers </text:span><text:span text:style-name="T39">except of course </text:span><text:span text:style-name="T36">without the z axis.</text:span></text:p>
      <text:p text:style-name="P69"><text:tab/></text:p>
      <text:p text:style-name="P35"><text:span text:style-name="T35"><text:tab/></text:span><text:span text:style-name="T36">Pros:<text:tab/>Low cost</text:span></text:p>
      <text:p text:style-name="P70"><text:tab/><text:tab/>Simple to build, maintain and calibrate</text:p>
      <text:p text:style-name="P70"><text:tab/><text:tab/>Can print with great accuracy</text:p>
      <text:p text:style-name="P70"/>
      <text:p text:style-name="P70"><text:tab/>Cons:<text:tab/>Larger than delta printers</text:p>
      <text:p text:style-name="P70"><text:tab/><text:tab/>Slower than delta printers</text:p>
      <text:p text:style-name="P70"><text:soft-page-break/></text:p>
      <text:p text:style-name="P36"><text:span text:style-name="T36">T</text:span><text:span text:style-name="T25">here are many other methods of printing; Six-Axis printers, SCARA printers and </text:span><text:span text:style-name="T37">Polar printers. However, as the complexity increases, so does the likelihood of a failed print or unforeseen problems. </text:span></text:p>
      <text:p text:style-name="P66"/>
      <text:p text:style-name="P53"/>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5"/>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6"/>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7"/>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8"/>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19"/>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0"/>
      <text:p text:style-name="P21">The G-code can be loaded into the printer interface. The printer interface show<text:span text:style-name="T105">s</text:span> you information such as sensor readings, <text:span text:style-name="T105">number of </text:span>layers printed, estimated time left and allows manual control over the printer through G-code in the terminal or <text:span text:style-name="T106">through a</text:span> more friendlier user interface.</text:p>
      <text:p text:style-name="P21"/>
      <text:p text:style-name="P7"><text:span text:style-name="T4">This covers the software portion of 3D printing. 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58"/>
      <text:p text:style-name="P58"/>
      <text:p text:style-name="P58"/>
      <text:p text:style-name="P58"/>
      <text:p text:style-name="P77">Calibration <text:span text:style-name="T94">and Maintenance</text:span></text:p>
      <text:p text:style-name="P59">Calibration is a very important to have well printed parts. <text:span text:style-name="T93">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59"/>
      <text:p text:style-name="P60"><text:soft-page-break/>This process can be enduring, however there are many ways to automate these processes. <text:span text:style-name="T95">Self-calibration can allow for more consistent prints by avoiding human errors and can greatly speed up the preparation time of the printer.</text:span></text:p>
      <text:p text:style-name="P60"/>
      <text:p text:style-name="P31">Endstop Scaling Calibration</text:p>
      <text:p text:style-name="P61"/>
      <text:p text:style-name="P61"/>
      <text:p text:style-name="P31">Bed Leveling</text:p>
      <text:p text:style-name="P61"/>
      <text:p text:style-name="P61"/>
      <text:p text:style-name="P32">Belt Tensioner</text:p>
      <text:p text:style-name="P62"/>
      <text:p text:style-name="P62"/>
      <text:p text:style-name="P78">Modularity</text:p>
      <text:p text:style-name="P62">Sooner or later the parts will need to be replaced or upgraded. Having a printer that can easily disassemble without unscrewing twenty bolts will prove to be more comfortable to work with. <text:span text:style-name="T97">However, sturdiness of the printer is obviously a priority. The goal is to have a printer that is easy to disassemble, yet doesn’t sacrifice on quality of print.</text:span></text:p>
      <text:p text:style-name="P62"/>
      <text:p text:style-name="P80">Applications of 3D Printing</text:p>
      <text:p text:style-name="P75">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71"/>
      <text:p text:style-name="P73">3D printers are perfect for rapid prototyping as they can print multiple pieces at once and don’t require <text:span text:style-name="T110">lengthy </text:span>special prep work. <text:span text:style-name="T108">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72"/>
      <text:p text:style-name="P74">The effects of 3D printing are quickly spreading to medical applications as well. <text:span text:style-name="T109">Today we</text:span> can order custom fit 3D printed prosthetics, <text:span text:style-name="T109">but</text:span> in a <text:span text:style-name="T109">matter of years </text:span>bio-printed organ<text:span text:style-name="T109">s will become accessible</text:span>. <text:span text:style-name="T107">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76"/>
      <text:p text:style-name="P81">Stepper Motors</text:p>
      <text:p text:style-name="P40">X/Y-axis</text:p>
      <text:p text:style-name="P93">The X and Y axes are driven by a belt, <text:span text:style-name="T113">which allows for quick changes of direction. However, since the stepper motor is operating at higher speeds, its torque will be significantly lowered. To predict the motors torque we need a dynamic performance curve for the stepper motor. </text:span></text:p>
      <text:p text:style-name="P102">These curves differ between motor models and their drivers, therefore it will be difficult to get a precise curve for our configuration.</text:p>
      <text:p text:style-name="P92"/>
      <text:p text:style-name="P95">A<text:span text:style-name="T119">n exceptional printing speed is 350mm/s </text:span>with <text:span text:style-name="T114">maximum acceleration</text:span>. <text:span text:style-name="T115">However, the maximum speed largely depends on the extruder and its flow rate, which is difficult to calculate before hand. Therefore the printer will most likely be running at much lower speeds, however it is good to know the limits of the printer.</text:span></text:p>
      <text:p text:style-name="P95"/>
      <text:p text:style-name="P96"><text:soft-page-break/>The diameter of our pulley is 15mm. Therefore one turn of the pulley moves the belt 47mm. <text:s/>To achieve 350mm/s, our pulley needs to turn 7.5 times per second ( or 450 rpm). That will give the motor a maximum angular velocity of:<text:tab/><draw:frame draw:style-name="fr1" draw:name="Object18" text:anchor-type="as-char" svg:y="-0.2437in" svg:width="2.2465in" svg:height="0.3929in" draw:z-index="1"><draw:object xlink:href="./Object 18" xlink:type="simple" xlink:show="embed" xlink:actuate="onLoad"/><draw:image xlink:href="./ObjectReplacements/Object 18" xlink:type="simple" xlink:show="embed" xlink:actuate="onLoad"/></draw:frame>. </text:p>
      <text:p text:style-name="P97"><text:span text:style-name="T120">If we observe several dynamic curves, we can notice that m</text:span>ost Nema 17 motors will still operate at above 15[Ncm] <text:span text:style-name="T115">with such speeds</text:span>. <text:span text:style-name="T116">This gives a maximum pull of 20[N] on the belts.</text:span></text:p>
      <text:p text:style-name="P97"/>
      <text:p text:style-name="P98"><text:span text:style-name="T117">Estimating the maximum moving mass will be 0.75kg</text:span>, this gives our printer a maximum acceleration of <text:span text:style-name="T117">around</text:span> 2<text:span text:style-name="T117">6</text:span>00mm/s^2. <text:span text:style-name="T118">This acceleration may be lowered to increase the smoothness of the print, however the acceleration should not be further increased if the printer is to print at 350mm/s.</text:span></text:p>
      <text:p text:style-name="P94"/>
      <text:p text:style-name="P38">Z-axis motors</text:p>
      <text:p text:style-name="P82">The main purpose of these motors is to <text:span text:style-name="T111">drive the Z-axis</text:span>. The motors will drive lead screws, which in turn raise or lower collars attached to the X-axis. <text:span text:style-name="T112">The movements are small and incremental, meaning it will not be rapidly changing directions like the other axes, this is why using a lead screw is more practical than another belt drive.</text:span></text:p>
      <text:p text:style-name="P82"/>
      <text:p text:style-name="P82">Let us assume we will be using a 4 lead M8 lead screw with a thread density of 52 threads per 10cm. Meaning to raise an object 1 cm, we need to rotate the screw 1.3 times.</text:p>
      <text:p text:style-name="P82"/>
      <text:p text:style-name="P82">We will be using the work energy theorem to calculate the torque needed to lift the X-axis.</text:p>
      <text:p text:style-name="P82"/>
      <text:p text:style-name="P43"><text:span text:style-name="T25">Work needed to be done to lift the X-axis:<text:tab/></text:span><text:span text:style-name="T25"><draw:frame draw:style-name="fr1" draw:name="Object2" text:anchor-type="as-char" svg:y="-0.1484in" svg:width="1.8898in" svg:height="0.2091in" draw:z-index="8"><draw:object xlink:href="./Object 2" xlink:type="simple" xlink:show="embed" xlink:actuate="onLoad"/><draw:image xlink:href="./ObjectReplacements/Object 2" xlink:type="simple" xlink:show="embed" xlink:actuate="onLoad"/></draw:frame></text:span></text:p>
      <text:p text:style-name="P83"><text:tab/></text:p>
      <text:p text:style-name="P43"><text:span text:style-name="T25"><text:tab/>,where<text:tab/></text:span><text:span text:style-name="T25"><draw:frame draw:style-name="fr1"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5">is the force of the X-axis due to gravitational acceleration</text:span></text:p>
      <text:p text:style-name="P43"><text:span text:style-name="T25"><text:tab/><text:tab/></text:span><text:span text:style-name="T25"><draw:frame draw:style-name="fr1" draw:name="Object4" text:anchor-type="as-char" svg:y="-0.1484in" svg:width="0.2902in" svg:height="0.2091in" draw:z-index="2"><draw:object xlink:href="./Object 4" xlink:type="simple" xlink:show="embed" xlink:actuate="onLoad"/><draw:image xlink:href="./ObjectReplacements/Object 4" xlink:type="simple" xlink:show="embed" xlink:actuate="onLoad"/></draw:frame></text:span><text:span text:style-name="T25">is the energy needed to change the X-axis height</text:span></text:p>
      <text:p text:style-name="P43"><text:span text:style-name="T25"><text:tab/><text:tab/></text:span><text:span text:style-name="T25"><draw:frame draw:style-name="fr1" draw:name="Object5" text:anchor-type="as-char" svg:y="-0.1484in" svg:width="1.2846in" svg:height="0.2091in" draw:z-index="3"><draw:object xlink:href="./Object 5" xlink:type="simple" xlink:show="embed" xlink:actuate="onLoad"/><draw:image xlink:href="./ObjectReplacements/Object 5" xlink:type="simple" xlink:show="embed" xlink:actuate="onLoad"/></draw:frame></text:span><text:span text:style-name="T25">is the energy lost due to friction</text:span></text:p>
      <text:p text:style-name="P83"/>
      <text:p text:style-name="P44"><text:span text:style-name="T25">After reconfiguring our equation, we get the following:<text:tab/><text:tab/><text:tab/><text:tab/></text:span><text:span text:style-name="T25"><draw:frame draw:style-name="fr1" draw:name="Object6" text:anchor-type="as-char" svg:y="-0.1484in" svg:width="1.5665in" svg:height="0.2091in" draw:z-index="4"><draw:object xlink:href="./Object 6" xlink:type="simple" xlink:show="embed" xlink:actuate="onLoad"/><draw:image xlink:href="./ObjectReplacements/Object 6" xlink:type="simple" xlink:show="embed" xlink:actuate="onLoad"/></draw:frame></text:span></text:p>
      <text:p text:style-name="P84"/>
      <text:p text:style-name="P84"/>
      <text:p text:style-name="P45"><text:span text:style-name="T25">Work needed to be done to rotate the lead screw an angle of </text:span><text:span text:style-name="T25"><draw:frame draw:style-name="fr1" draw:name="Object7" text:anchor-type="as-char" svg:y="-0.1201in" svg:width="0.1665in" svg:height="0.1307in" draw:z-index="5"><draw:object xlink:href="./Object 7" xlink:type="simple" xlink:show="embed" xlink:actuate="onLoad"/><draw:image xlink:href="./ObjectReplacements/Object 7" xlink:type="simple" xlink:show="embed" xlink:actuate="onLoad"/></draw:frame></text:span><text:span text:style-name="T25">:<text:tab/><text:tab/></text:span><text:span text:style-name="T40"><draw:frame draw:style-name="fr1" draw:name="Object1" text:anchor-type="as-char" svg:y="-0.1484in" svg:width="0.802in" svg:height="0.1874in" draw:z-index="6"><draw:object xlink:href="./Object 1" xlink:type="simple" xlink:show="embed" xlink:actuate="onLoad"/><draw:image xlink:href="./ObjectReplacements/Object 1" xlink:type="simple" xlink:show="embed" xlink:actuate="onLoad"/></draw:frame></text:span></text:p>
      <text:p text:style-name="P45"><text:span text:style-name="T40"><text:tab/>,</text:span><text:span text:style-name="T41">where <text:tab/></text:span><text:span text:style-name="T41"><draw:frame draw:style-name="fr1" draw:name="Object9" text:anchor-type="as-char" svg:y="-0.1484in" svg:width="0.2902in" svg:height="0.1874in" draw:z-index="15"><draw:object xlink:href="./Object 9" xlink:type="simple" xlink:show="embed" xlink:actuate="onLoad"/><draw:image xlink:href="./ObjectReplacements/Object 9" xlink:type="simple" xlink:show="embed" xlink:actuate="onLoad"/></draw:frame></text:span><text:span text:style-name="T42">is the energy needed to rotate the lead screw</text:span></text:p>
      <text:p text:style-name="P46"><text:span text:style-name="T42"><text:tab/><text:tab/></text:span><text:span text:style-name="T42"><draw:frame draw:style-name="fr1" draw:name="Object8" text:anchor-type="as-char" svg:y="-0.1201in" svg:width="0.2945in" svg:height="0.1307in" draw:z-index="7"><draw:object xlink:href="./Object 8" xlink:type="simple" xlink:show="embed" xlink:actuate="onLoad"/><draw:image xlink:href="./ObjectReplacements/Object 8" xlink:type="simple" xlink:show="embed" xlink:actuate="onLoad"/><svg:desc>formula</svg:desc></draw:frame></text:span><text:span text:style-name="T41">is the angle of rotation</text:span></text:p>
      <text:p text:style-name="P46"><text:span text:style-name="T41"><text:tab/><text:tab/></text:span><text:span text:style-name="T41"><draw:frame draw:style-name="fr1" draw:name="Object10" text:anchor-type="as-char" svg:y="-0.0866in" svg:width="0.1693in" svg:height="0.0965in" draw:z-index="9"><draw:object xlink:href="./Object 10" xlink:type="simple" xlink:show="embed" xlink:actuate="onLoad"/><draw:image xlink:href="./ObjectReplacements/Object 10" xlink:type="simple" xlink:show="embed" xlink:actuate="onLoad"/></draw:frame></text:span><text:span text:style-name="T42">is the torque of the motor</text:span></text:p>
      <text:p text:style-name="P85"/>
      <text:p text:style-name="P47"><text:span text:style-name="T42">R</text:span><text:span text:style-name="T25">elationship between </text:span><text:span text:style-name="T25"><draw:frame draw:style-name="fr1" draw:name="Object11" text:anchor-type="as-char" svg:y="-0.1484in" svg:width="0.2937in" svg:height="0.1839in" draw:z-index="10"><draw:object xlink:href="./Object 11" xlink:type="simple" xlink:show="embed" xlink:actuate="onLoad"/><draw:image xlink:href="./ObjectReplacements/Object 11" xlink:type="simple" xlink:show="embed" xlink:actuate="onLoad"/></draw:frame></text:span><text:span text:style-name="T25">and </text:span><text:span text:style-name="T25"><draw:frame draw:style-name="fr1" draw:name="Object12" text:anchor-type="as-char" svg:y="-0.1201in" svg:width="0.2945in" svg:height="0.1307in" draw:z-index="11"><draw:object xlink:href="./Object 12" xlink:type="simple" xlink:show="embed" xlink:actuate="onLoad"/><draw:image xlink:href="./ObjectReplacements/Object 12" xlink:type="simple" xlink:show="embed" xlink:actuate="onLoad"/></draw:frame></text:span><text:span text:style-name="T25">:<text:tab/><text:tab/><text:tab/><text:tab/><text:tab/></text:span><text:span text:style-name="T25"><draw:frame draw:style-name="fr1" draw:name="Object13" text:anchor-type="as-char" svg:y="-0.152in" svg:width="1.0402in" svg:height="0.1992in" draw:z-index="12"><draw:object xlink:href="./Object 13" xlink:type="simple" xlink:show="embed" xlink:actuate="onLoad"/><draw:image xlink:href="./ObjectReplacements/Object 13" xlink:type="simple" xlink:show="embed" xlink:actuate="onLoad"/></draw:frame></text:span></text:p>
      <text:p text:style-name="P86"/>
      <text:p text:style-name="P48"><text:span text:style-name="T25">With the above relationship, we now </text:span><text:span text:style-name="T44">kn</text:span><text:span text:style-name="T25">ow </text:span><text:span text:style-name="T44">how </text:span><text:span text:style-name="T25">the raise height of the X-axis is dependent on the angle of rotation of the lead screw. Therefore we can compare the energy needed to rotate the shaft </text:span><text:span text:style-name="T45">to</text:span><text:span text:style-name="T25"> </text:span><text:span text:style-name="T44">the energy needed </text:span><text:span text:style-name="T25">to lift the shaft.</text:span></text:p>
      <text:p text:style-name="P48"><text:span text:style-name="T25">If we combine the three above equations, we get the following:<text:tab/><text:tab/><text:tab/><text:tab/><text:tab/><text:tab/><text:tab/><text:tab/><text:tab/><text:tab/></text:span><text:span text:style-name="T25"><draw:frame draw:style-name="fr1" draw:name="Object14" text:anchor-type="as-char" svg:y="-0.2437in" svg:width="1.3299in" svg:height="0.3929in" draw:z-index="13"><draw:object xlink:href="./Object 14" xlink:type="simple" xlink:show="embed" xlink:actuate="onLoad"/><draw:image xlink:href="./ObjectReplacements/Object 14" xlink:type="simple" xlink:show="embed" xlink:actuate="onLoad"/></draw:frame></text:span><text:span text:style-name="T25"> </text:span></text:p>
      <text:p text:style-name="P87"/>
      <text:p text:style-name="P50"><text:span text:style-name="T25">Since we want to know the maximum torque we need </text:span><text:span text:style-name="T46">supplied by </text:span><text:span text:style-name="T25">our motor, we need to find when the potential energy is increasing. Therefore the maximum torque required by our motor will be encountered when </text:span><text:span text:style-name="T46">the X-axis</text:span><text:span text:style-name="T25"> is being raised. </text:span><text:span text:style-name="T46">We will now only examine this one scenario.</text:span></text:p>
      <text:p text:style-name="P88"/>
      <text:p text:style-name="P50"><text:span text:style-name="T43">Since the motion is </text:span><text:span text:style-name="T46">strictly</text:span><text:span text:style-name="T43"> vertical, we know that the normal force of friction is parallel to the lead screw, more specifically we know that it is equal to </text:span><text:span text:style-name="T43"><draw:frame draw:style-name="fr1" draw:name="Object15" text:anchor-type="as-char" svg:y="-0.1484in" svg:width="0.2543in" svg:height="0.2091in" draw:z-index="17"><draw:object xlink:href="./Object 15" xlink:type="simple" xlink:show="embed" xlink:actuate="onLoad"/><draw:image xlink:href="./ObjectReplacements/Object 15" xlink:type="simple" xlink:show="embed" xlink:actuate="onLoad"/></draw:frame></text:span><text:span text:style-name="T43">. </text:span><text:span text:style-name="T47">This gives us the new equation:</text:span></text:p>
      <text:p text:style-name="P89"/>
      <text:p text:style-name="P49"><text:span text:style-name="T25"><text:tab/><text:tab/><text:tab/><text:tab/></text:span><text:span text:style-name="T25"><draw:frame draw:style-name="fr1" draw:name="Object16" text:anchor-type="as-char" svg:y="-0.2728in" svg:width="1.0429in" svg:height="0.422in" draw:z-index="14"><draw:object xlink:href="./Object 16" xlink:type="simple" xlink:show="embed" xlink:actuate="onLoad"/><draw:image xlink:href="./ObjectReplacements/Object 16" xlink:type="simple" xlink:show="embed" xlink:actuate="onLoad"/><svg:desc>formula</svg:desc></draw:frame></text:span><text:span text:style-name="T25"><text:tab/><text:tab/></text:span><text:span text:style-name="T52">in</text:span><text:span text:style-name="T25"><draw:frame draw:style-name="fr1" draw:name="Object17" text:anchor-type="as-char" svg:y="-0.1484in" svg:width="0.5098in" svg:height="0.1898in" draw:z-index="16"><draw:object xlink:href="./Object 17" xlink:type="simple" xlink:show="embed" xlink:actuate="onLoad"/><draw:image xlink:href="./ObjectReplacements/Object 17" xlink:type="simple" xlink:show="embed" xlink:actuate="onLoad"/></draw:frame></text:span></text:p>
      <text:p text:style-name="P90"/>
      <text:p text:style-name="P51"><text:soft-page-break/><text:span text:style-name="T25">As we can see, the torque needed </text:span><text:span text:style-name="T48">to drive the </text:span><text:span text:style-name="T56">Z</text:span><text:span text:style-name="T48">-axis is </text:span><text:span text:style-name="T49">rather small</text:span><text:span text:style-name="T48">. Even with a large weight of the X-axis and a large friction coefficient of </text:span><text:span text:style-name="T49">1</text:span><text:span text:style-name="T48">5</text:span><text:span text:style-name="T58">[</text:span><text:span text:style-name="T48">N</text:span><text:span text:style-name="T58">]</text:span><text:span text:style-name="T48"> and 0.</text:span><text:span text:style-name="T49">3</text:span><text:span text:style-name="T48"> respectively, we need a torque of </text:span><text:span text:style-name="T54">only</text:span><text:span text:style-name="T48"> </text:span><text:span text:style-name="T49">15</text:span><text:span text:style-name="T57">[</text:span><text:span text:style-name="T48">Ncm</text:span><text:span text:style-name="T57">]</text:span><text:span text:style-name="T48">. </text:span><text:span text:style-name="T50">If we have two motors driving the </text:span><text:span text:style-name="T55">Z</text:span><text:span text:style-name="T50">-axis, the torque on an individual motor will be hal</text:span><text:span text:style-name="T53">ved, further reducing the maximum torque</text:span><text:span text:style-name="T50">.</text:span></text:p>
      <text:p text:style-name="P91"/>
      <text:p text:style-name="P52"><text:span text:style-name="T50">B</text:span><text:span text:style-name="T25">ased on the above </text:span><text:span text:style-name="T51">calculations</text:span><text:span text:style-name="T25">, we may conclude that two small stepper motors of a torque </text:span><text:span text:style-name="T57">of </text:span><text:span text:style-name="T25">at least 10</text:span><text:span text:style-name="T57">[</text:span><text:span text:style-name="T25">Ncm</text:span><text:span text:style-name="T57">]</text:span><text:span text:style-name="T25"> will suffice </text:span><text:span text:style-name="T59">at</text:span><text:span text:style-name="T25"> driving our system. </text:span><text:span text:style-name="T51">However, since one small mistake can ruin an entire print, larger motors are preferred. A larger motor can potentially avoid overheating as it may be active for </text:span><text:span text:style-name="T59">many hours</text:span><text:span text:style-name="T51"> and more torque guarantees the motor does not skip. Also since the motor is attached to the frame in a stationary position, the additional weight added to the build </text:span><text:span text:style-name="T59">by </text:span><text:span text:style-name="T60">larger</text:span><text:span text:style-name="T59"> motors</text:span><text:span text:style-name="T51"> does not affect its performance.</text:span></text:p>
      <text:p text:style-name="P103"/>
      <text:p text:style-name="P39"><text:span text:style-name="T61">Extruder</text:span><text:span text:style-name="T51"> motor</text:span></text:p>
      <text:p text:style-name="P99">The function of the extruder motor is to supply the plastic to the extruder, and supply the necessary pressure to extrude the melted form from the nozzle. <text:span text:style-name="T121">Here the selection of motors is much more delicate, as too large of a torque may strip the plastic filament and fail pushing it into the extruder and too small of a torque will fail to provide the necessary flow rate for a consistent print. </text:span></text:p>
      <text:p text:style-name="P99"/>
      <text:p text:style-name="P100">Another point to consider is that since the motor is attached to the X-carriage, it is being moved along both the X and Z-axes. Therefore to reduce strain on the other motors, it is preferable for the motor to be as light as possible.</text:p>
      <text:p text:style-name="P100"/>
      <text:p text:style-name="P101">To make the calculations even more difficult, the torque needed differs between plastics and operating temperatures. </text:p>
      <text:p text:style-name="P101"/>
      <text:p text:style-name="P101">That is why it is common to create a gearing system or simply attach a larger Nema 23 motor. </text:p>
      <text:p text:style-name="P101"/>
      <text:p text:style-name="P41">Conclusion</text:p>
      <text:p text:style-name="P41"><text:span text:style-name="T66">Choosing a stepper motor for a printer is mostly about just not choosing one that is too small. </text:span><text:span text:style-name="T68">The Z-axis requires the least torque, with two motors on each side, you might be able to get away with </text:span><text:span text:style-name="T69">a Nema 14 if the printer was made lightweight, however a Nema 17 stepper motor is </text:span><text:span text:style-name="T70">the more</text:span><text:span text:style-name="T69"> reasonable </text:span><text:span text:style-name="T70">choice</text:span><text:span text:style-name="T69">.</text:span></text:p>
      <text:p text:style-name="P104"/>
      <text:p text:style-name="P42"><text:span text:style-name="T69">T</text:span><text:span text:style-name="T66">he X and Y-axes require a minimum Nema 17 motor, with the possible upgrade to a Nema 23 </text:span><text:span text:style-name="T72">if you want to increase speeds</text:span><text:span text:style-name="T66">. However the extruder motor has to be at least a Nema 23, or a Nema 17 with additional gearing to increase the torque </text:span><text:span text:style-name="T71">with the cost of printing speed</text:span><text:span text:style-name="T66">.</text:span></text:p>
      <text:p text:style-name="P105"/>
      <text:p text:style-name="P41"><text:span text:style-name="T66">The reason stepper motors are used in the first place is because they are </text:span><text:span text:style-name="T73">low cost</text:span><text:span text:style-name="T66">, reliable and easy to drive. Other options, such as servos are severely more complicated. For instance, to move a stepper motor into 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74">to position correctly</text:span><text:span text:style-name="T66">.</text:span></text:p>
      <text:p text:style-name="P105"/>
      <text:p text:style-name="P106">Another advantage of stepper motors is that they provide a constant holding torque without the need to be powered. However, they fail when they need to provide high torque at high speeds. </text:p>
      <text:p text:style-name="P107"/>
      <text:p text:style-name="P108"><text:span text:style-name="T67">Since printing speed is also largely limited to the plastic being printed, as high speeds can put unnecessary shear stress on the hardening filament, lower speeds are preferred. </text:span><text:span text:style-name="T74">In summary, s</text:span><text:span text:style-name="T67">tepper motors are well in their working zone and servo replacements are not necessary </text:span><text:span text:style-name="T74">for most printers</text:span><text:span text:style-name="T67">.</text:span></text:p>
      <text:p text:style-name="P108"><text:span text:style-name="T67"/></text:p>
      <text:p text:style-name="P110"><text:span text:style-name="T66">Resolution</text:span></text:p>
      <text:p text:style-name="P109"><text:span text:style-name="T75">The </text:span><text:span text:style-name="T76">resolution of the printer depends on the stepper motors and on the mechanics being used to drive each axes. </text:span><text:span text:style-name="T78">Performance differs by motor;</text:span><text:span text:style-name="T77"> </text:span><text:span text:style-name="T78">2-Phase and 5-Phase motors, or unipolar and bipolar motors all provide different resolutions and torques. </text:span></text:p>
      <text:p text:style-name="P109"><text:span text:style-name="T78"/></text:p>
      <text:p text:style-name="P109"><text:span text:style-name="T78">Here are general rules to identify your motor:</text:span></text:p>
      <text:p text:style-name="P115"><text:s text:c="4"/>4 Wires: Bipolar only</text:p>
      <text:p text:style-name="P115"><text:s text:c="4"/>5 Wires: Unipolar only</text:p>
      <text:p text:style-name="P115"><text:s text:c="4"/>6 Wires: Universal</text:p>
      <text:p text:style-name="P115"><text:soft-page-break/><text:s text:c="4"/>8 Wires: Universal</text:p>
      <text:p text:style-name="P115"/>
      <text:p text:style-name="P109"><text:span text:style-name="T76">The resolution </text:span><text:span text:style-name="T78">is</text:span><text:span text:style-name="T76"> also </text:span><text:span text:style-name="T78">dependent</text:span><text:span text:style-name="T76"> on the way </text:span><text:span text:style-name="T78">the motor is</text:span><text:span text:style-name="T76"> being driven. Wave Drive, Full Step, Half Step and Microstep are the most common drive methods and each differs in performance.</text:span></text:p>
      <text:p text:style-name="P109"><text:span text:style-name="T76"><text:s/></text:span></text:p>
      <text:p text:style-name="P111"><text:span text:style-name="T75">Our printer </text:span><text:span text:style-name="T77">will </text:span><text:span text:style-name="T78">take advantage of </text:span><text:span text:style-name="T122">2-Phase 4 lead Bipolar motors of a step count of 200 steps/revolution</text:span><text:span text:style-name="T78">.</text:span></text:p>
      <text:p text:style-name="P111"><text:span text:style-name="T78"/></text:p>
      <text:p text:style-name="P112"><text:span text:style-name="T78">W</text:span><text:span text:style-name="T75">ith the parameters of the motor chosen, the following calculations are trivial. With 200 steps/revolution, the smallest possible turn of the motor is 1.8 degrees.</text:span></text:p>
      <text:p text:style-name="P112"><text:span text:style-name="T75"/></text:p>
      <text:p text:style-name="P112"><text:span text:style-name="T75">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85">R</text:span><text:span text:style-name="T75">oughly equal</text:span><text:span text:style-name="T85">ing</text:span><text:span text:style-name="T75"> 0.19mm or 190micro</text:span><text:span text:style-name="T82">ns</text:span><text:span text:style-name="T75">.</text:span></text:p>
      <text:p text:style-name="P112"><text:span text:style-name="T75"/></text:p>
      <text:p text:style-name="P113"><text:span text:style-name="T75">For the Z-axis, we have to consider how a 1.8 degrees of rotation results in the vertical translation of the driving nut on the lead screw. </text:span><text:span text:style-name="T79">Let us assume we will be using a 4 lead M8 lead screw with a thread density of 52 threads per 10cm. Meaning to raise an object 1 cm, we need to rotate the screw 1.3 times. </text:span><text:span text:style-name="T80">How much will the object raise if </text:span><text:span text:style-name="T85">we </text:span><text:span text:style-name="T80">rotate the screw 1/200 times? Using proportions, we come to the conclusion that the motor will move the driving nut by 0.00</text:span><text:span text:style-name="T81">38</text:span><text:span text:style-name="T80">mm or </text:span><text:span text:style-name="T81">3</text:span><text:span text:style-name="T80">.</text:span><text:span text:style-name="T81">8</text:span><text:span text:style-name="T80">micro</text:span><text:span text:style-name="T82">ns</text:span><text:span text:style-name="T80">. </text:span></text:p>
      <text:p text:style-name="P113"><text:span text:style-name="T80"/></text:p>
      <text:p text:style-name="P114"><text:span text:style-name="T80">T</text:span><text:span text:style-name="T75">he </text:span><text:span text:style-name="T85">print</text:span><text:span text:style-name="T75">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14"><text:span text:style-name="T75"/></text:p>
      <text:p text:style-name="P114"><text:span text:style-name="T75">The </text:span><text:span text:style-name="T85">vertical resolution</text:span><text:span text:style-name="T75"> directly affect</text:span><text:span text:style-name="T85">s</text:span><text:span text:style-name="T75"> the </text:span><text:span text:style-name="T83">duration</text:span><text:span text:style-name="T75"> of the print, the more layers it has to print the longer it will take, </text:span><text:span text:style-name="T85">therefore the layer height l</text:span><text:span text:style-name="T75">argely depends on the print on hand. However, </text:span><text:span text:style-name="T85">for</text:span><text:span text:style-name="T75"> the maximum layer height </text:span><text:span text:style-name="T85">we need additional information on the</text:span><text:span text:style-name="T75"> </text:span><text:span text:style-name="T85">extruder's</text:span><text:span text:style-name="T75"> capabilities. The more resolution required, the better the control over filament flow needs to be to avoid over/under extrusion. </text:span><text:span text:style-name="T85">This parameter is usually defined through practice with a specific pri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_64 LibreOffice_project/10m0$Build-2</meta:generator>
    <dc:date>2017-04-21T09:49:43.820192144</dc:date>
    <meta:editing-duration>PT7H47M12S</meta:editing-duration>
    <meta:editing-cycles>260</meta:editing-cycles>
    <meta:document-statistic meta:table-count="0" meta:image-count="0" meta:object-count="18" meta:page-count="7" meta:paragraph-count="124" meta:word-count="3818" meta:character-count="22279" meta:non-whitespace-character-count="18467"/>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